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C200000219E8BD3A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text:anchor-type="as-char" svg:width="14.571cm" svg:height="15.863cm" draw:z-index="0"><draw:image xlink:href="Pictures/10000000000001C200000219E8BD3AB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emy Ottewell</meta:initial-creator>
    <meta:creation-date>2020-03-13T19:16:22</meta:creation-date>
    <meta:document-statistic meta:table-count="0" meta:image-count="1" meta:object-count="0" meta:page-count="1" meta:paragraph-count="1" meta:word-count="0" meta:character-count="1"/>
    <dc:date>2020-03-13T19:17:17.33</dc:date>
    <dc:creator>Jeremy Ottewell</dc:creator>
    <meta:editing-duration>PT55S</meta:editing-duration>
    <meta:editing-cycles>1</meta:editing-cycles>
    <meta:generator>OpenOffice/4.1.6$Win32 OpenOffice.org_project/416m1$Build-9790</meta:generator>
  </office:meta>
</office:document-meta>
</file>